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3333"/>
    </style:style>
    <style:style style:name="ce8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top" fo:wrap-option="wrap"/>
    </style:style>
    <style:style style:name="ce10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fo:color="#FF0000"/>
    </style:style>
    <style:style style:name="ce1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top" fo:wrap-option="wra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5" style:family="table-cell" style:parent-style-name="Default" style:data-style-name="N19">
      <style:table-cell-properties fo:border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top" fo:wrap-option="wrap"/>
      <style:text-properties fo:color="#000000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/>
    </style:style>
    <style:style style:name="co1" style:family="table-column">
      <style:table-column-properties fo:break-before="auto" style:column-width="3.43958333333333cm"/>
    </style:style>
    <style:style style:name="co2" style:family="table-column">
      <style:table-column-properties fo:break-before="auto" style:column-width="7.990416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16958333333333cm"/>
    </style:style>
    <style:style style:name="ro1" style:family="table-row">
      <style:table-row-properties style:row-height="21.2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5.45pt" style:use-optimal-row-height="false" fo:break-before="auto"/>
    </style:style>
    <style:style style:name="ro4" style:family="table-row">
      <style:table-row-properties style:row-height="42.75pt" style:use-optimal-row-height="true" fo:break-before="auto"/>
    </style:style>
    <style:style style:name="ro5" style:family="table-row">
      <style:table-row-properties style:row-height="57pt" style:use-optimal-row-height="true" fo:break-before="auto"/>
    </style:style>
    <style:style style:name="ro6" style:family="table-row">
      <style:table-row-properties style:row-height="85.5pt" style:use-optimal-row-height="true" fo:break-before="auto"/>
    </style:style>
    <style:style style:name="ro7" style:family="table-row">
      <style:table-row-properties style:row-height="128.25pt" style:use-optimal-row-height="true" fo:break-before="auto"/>
    </style:style>
    <style:style style:name="ro8" style:family="table-row">
      <style:table-row-properties style:row-height="71.25pt" style:use-optimal-row-height="true" fo:break-before="auto"/>
    </style:style>
    <style:style style:name="ro9" style:family="table-row">
      <style:table-row-properties style:row-height="99.75pt" style:use-optimal-row-height="true" fo:break-before="auto"/>
    </style:style>
    <style:style style:name="ro10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Activité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number-columns-spanned="3" table:number-rows-spanned="1" table:style-name="ce11">
            <text:p>COMPTE-RENDU DE TRAVAIL DE STAGE DE LICENCE PRO DA2I</text:p>
          </table:table-cell>
          <table:covered-table-cell table:number-columns-repeated="2"/>
          <table:table-cell table:number-columns-repeated="16381" table:style-name="ce2"/>
        </table:table-row>
        <table:table-row table:style-name="ro1">
          <table:table-cell office:value-type="string" table:number-columns-spanned="3" table:number-rows-spanned="1" table:style-name="ce12">
            <text:p>ANNÉE 2015-2016</text:p>
          </table:table-cell>
          <table:covered-table-cell table:number-columns-repeated="2"/>
          <table:table-cell table:number-columns-repeated="16381" table:style-name="ce2"/>
        </table:table-row>
        <table:table-row table:style-name="ro2">
          <table:table-cell office:value-type="string" table:style-name="ce3">
            <text:p>Entreprise</text:p>
          </table:table-cell>
          <table:table-cell office:value-type="string" table:style-name="ce4">
            <text:p>Archimed</text:p>
          </table:table-cell>
          <table:table-cell office:value-type="string" table:style-name="ce4">
            <text:p>49 boulevard de Strasbourg, 59042 Lille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3">
            <text:p>Etudiant</text:p>
          </table:table-cell>
          <table:table-cell office:value-type="string" table:style-name="ce4">
            <text:p>Julien LELEU</text:p>
          </table:table-cell>
          <table:table-cell office:value-type="string" table:style-name="ce14">
            <text:p><text:a xlink:href="mailto:j.leleu@live.fr">j.leleu@live.fr</text:a></text:p>
          </table:table-cell>
          <table:table-cell table:number-columns-repeated="16381" table:style-name="ce5"/>
        </table:table-row>
        <table:table-row table:style-name="ro2">
          <table:table-cell table:style-name="ce3"/>
          <table:table-cell table:style-name="ce4"/>
          <table:table-cell office:value-type="string" table:style-name="ce4">
            <text:p>Tel: 06.28.17.58.37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3">
            <text:p>Tuteur Entreprise</text:p>
          </table:table-cell>
          <table:table-cell office:value-type="string" table:style-name="ce4">
            <text:p>Guillaume JACTAT</text:p>
          </table:table-cell>
          <table:table-cell office:value-type="string" table:style-name="ce14">
            <text:p><text:a xlink:href="mailto:g.jactat@archimed.fr">g.jactat@archimed.fr</text:a></text:p>
          </table:table-cell>
          <table:table-cell table:number-columns-repeated="16381" table:style-name="ce5"/>
        </table:table-row>
        <table:table-row table:style-name="ro2">
          <table:table-cell table:style-name="ce3"/>
          <table:table-cell table:style-name="ce4"/>
          <table:table-cell office:value-type="string" table:style-name="ce4">
            <text:p>Tel: 03.59.30.13.37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3">
            <text:p>Tuteur Université</text:p>
          </table:table-cell>
          <table:table-cell office:value-type="string" table:style-name="ce4">
            <text:p>Philippe MATHIEU</text:p>
          </table:table-cell>
          <table:table-cell office:value-type="string" table:style-name="ce14">
            <text:p><text:a xlink:href="mailto:philippe.mathieu@univ-lille1.fr">philippe.mathieu@univ-lille1.fr</text:a></text:p>
          </table:table-cell>
          <table:table-cell table:number-columns-repeated="16381" table:style-name="ce5"/>
        </table:table-row>
        <table:table-row table:style-name="ro2">
          <table:table-cell table:style-name="ce3"/>
          <table:table-cell table:style-name="ce4"/>
          <table:table-cell office:value-type="string" table:style-name="ce4">
            <text:p>Tel: 03.20.43.42.90</text:p>
          </table:table-cell>
          <table:table-cell table:number-columns-repeated="16381" table:style-name="ce5"/>
        </table:table-row>
        <table:table-row table:style-name="ro3">
          <table:table-cell office:value-type="string" table:style-name="ce6">
            <text:p>Date</text:p>
          </table:table-cell>
          <table:table-cell office:value-type="string" table:style-name="ce6">
            <text:p>Ce que j'ai fait</text:p>
          </table:table-cell>
          <table:table-cell office:value-type="string" table:style-name="ce6">
            <text:p>Ce que j'ai appris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13">
            <text:p>PREMIERE PÉRIODE</text:p>
          </table:table-cell>
          <table:covered-table-cell table:number-columns-repeated="2"/>
          <table:table-cell table:number-columns-repeated="16381"/>
        </table:table-row>
        <table:table-row table:style-name="ro3">
          <table:table-cell office:value-type="date" office:date-value="2016-03-28T00:00:00" table:style-name="ce15">
            <text:p>28/03/2016</text:p>
          </table:table-cell>
          <table:table-cell office:value-type="string" table:style-name="ce7">
            <text:p>Férié</text:p>
          </table:table-cell>
          <table:table-cell office:value-type="string" table:style-name="ce7">
            <text:p>Férié</text:p>
          </table:table-cell>
          <table:table-cell table:number-columns-repeated="16381"/>
        </table:table-row>
        <table:table-row table:style-name="ro4">
          <table:table-cell office:value-type="date" office:date-value="2016-03-29T00:00:00" table:formula="of:=[.A12]+1" table:style-name="ce15">
            <text:p>29/03/2016</text:p>
          </table:table-cell>
          <table:table-cell office:value-type="string" table:style-name="ce16">
            <text:p>Petit déjeuner de bienvenue, présentation de l'entreprise, des équipes, installation, découverte du poste de travail.</text:p>
          </table:table-cell>
          <table:table-cell office:value-type="string" table:style-name="ce9">
            <text:p>Le fonctionnement de mon service.</text:p>
          </table:table-cell>
          <table:table-cell table:number-columns-repeated="16381"/>
        </table:table-row>
        <table:table-row table:style-name="ro5">
          <table:table-cell office:value-type="date" office:date-value="2016-03-30T00:00:00" table:formula="of:=[.A13]+1" table:style-name="ce15">
            <text:p>30/03/2016</text:p>
          </table:table-cell>
          <table:table-cell office:value-type="string" table:style-name="ce16">
            <text:p>Installation du poste de travail, découverte du logiciel de gestion de bibliothéques Syracuse. Découverte du C# et de Visual Studio 2015.</text:p>
          </table:table-cell>
          <table:table-cell office:value-type="string" table:style-name="ce16">
            <text:p>Le fonctionnement du logiciel Syracuse et Visual Studio.</text:p>
          </table:table-cell>
          <table:table-cell table:number-columns-repeated="16381"/>
        </table:table-row>
        <table:table-row table:style-name="ro5">
          <table:table-cell office:value-type="date" office:date-value="2016-03-31T00:00:00" table:formula="of:=[.A14]+1" table:style-name="ce15">
            <text:p>31/03/2016</text:p>
          </table:table-cell>
          <table:table-cell office:value-type="string" table:style-name="ce16">
            <text:p>Explication détaillée du sujet de stage, Manipulations et tests avec l'outil Syracuse. Découverte du C#, Autoformation sur Open Classroom. Recherche d'APIs.</text:p>
          </table:table-cell>
          <table:table-cell office:value-type="string" table:style-name="ce16">
            <text:p>Le fonctionnement approfondi de Syracuse, acquisitions des bases du C# (très forte ressemblance avec JAVA).</text:p>
          </table:table-cell>
          <table:table-cell table:number-columns-repeated="16381"/>
        </table:table-row>
        <table:table-row table:style-name="ro5">
          <table:table-cell office:value-type="date" office:date-value="2016-04-01T00:00:00" table:formula="of:=[.A15]+1" table:style-name="ce15">
            <text:p>01/04/2016</text:p>
          </table:table-cell>
          <table:table-cell office:value-type="string" table:style-name="ce16">
            <text:p>Recherches d'APIs pour l'enrichissement des données (Allociné, Deezer, Spotify, WorldCat …), Listing des API avec la description détaillé de leur fonctionnement.</text:p>
          </table:table-cell>
          <table:table-cell office:value-type="string" table:style-name="ce16">
            <text:p>Le fonctionnement des APIs recherchés.</text:p>
          </table:table-cell>
          <table:table-cell table:number-columns-repeated="16381"/>
        </table:table-row>
        <table:table-row table:style-name="ro6">
          <table:table-cell office:value-type="date" office:date-value="2016-04-04T00:00:00" table:formula="of:=[.A16]+3" table:style-name="ce15">
            <text:p>04/04/2016</text:p>
          </table:table-cell>
          <table:table-cell office:value-type="string" table:style-name="ce16">
            <text:p>Recherches d'APIS, finalisation du dossier PDF contenant API/Fonctionnalités, premier programme C#, qui envoie de simples requêtes à un serveur et reçoit une chaine en réponse. Début du rapport de stage (Plan détaillé)</text:p>
          </table:table-cell>
          <table:table-cell office:value-type="string" table:style-name="ce16">
            <text:p>Découverte de la documentation C#.</text:p>
          </table:table-cell>
          <table:table-cell table:number-columns-repeated="16381"/>
        </table:table-row>
        <table:table-row table:style-name="ro7">
          <table:table-cell office:value-type="date" office:date-value="2016-04-05T00:00:00" table:formula="of:=[.A17]+1" table:style-name="ce15">
            <text:p>05/04/2016</text:p>
          </table:table-cell>
          <table:table-cell office:value-type="string" table:style-name="ce16">
            <text:p>Second programme C# qui réussi cette fois à effectuer des requêtes asynchrones, permettant l'envoie de plusieurs requêtes en parallèles. Définition d'un nouvel objectif : Créer une librairie, s'inspirant du design pattern Factory, avec une interface provider etc... Installation et utilisation de l'outil Fiddler2. Test de montée en charge de requêtes. (Pour vérifier l'asynchronisation)</text:p>
          </table:table-cell>
          <table:table-cell office:value-type="string" table:style-name="ce17">
            <text:p>Découverte des requêtes asynchrones en C#. Découverte de Fiddler2, qui est un logiciel de capture de trames HTTP et HTTPS, pour obtenir des informations sur ces requêtes.</text:p>
          </table:table-cell>
          <table:table-cell table:number-columns-repeated="16381"/>
        </table:table-row>
        <table:table-row table:style-name="ro8">
          <table:table-cell office:value-type="date" office:date-value="2016-04-06T00:00:00" table:formula="of:=[.A18]+1" table:style-name="ce15">
            <text:p>06/04/2016</text:p>
          </table:table-cell>
          <table:table-cell office:value-type="string" table:style-name="ce16">
            <text:p>Création des interfaces et classes abstraites de la future librairie. Découverte du site www.jsonutils.com qui permet de générer une classe C# DAO en fonction du JSON fourni.</text:p>
          </table:table-cell>
          <table:table-cell office:value-type="string" table:style-name="ce16">
            <text:p>Découverte de la liaison de données entre JSON et classe DAO C#.</text:p>
          </table:table-cell>
          <table:table-cell table:number-columns-repeated="16381"/>
        </table:table-row>
        <table:table-row table:style-name="ro4">
          <table:table-cell office:value-type="date" office:date-value="2016-04-07T00:00:00" table:formula="of:=[.A19]+1" table:style-name="ce15">
            <text:p>07/04/2016</text:p>
          </table:table-cell>
          <table:table-cell office:value-type="string" table:style-name="ce16">
            <text:p>Travail sur la librairie. Création des classes, méthodes principales. Tests de montée en charge …</text:p>
          </table:table-cell>
          <table:table-cell table:style-name="ce16"/>
          <table:table-cell table:number-columns-repeated="16381"/>
        </table:table-row>
        <table:table-row table:style-name="ro9">
          <table:table-cell office:value-type="date" office:date-value="2016-04-08T00:00:00" table:formula="of:=[.A20]+1" table:style-name="ce15">
            <text:p>08/04/2016</text:p>
          </table:table-cell>
          <table:table-cell office:value-type="string" table:style-name="ce16">
            <text:p>Présentation du travail à Guillaume. Définition de nouveaux objectifs pour la semaine prochaine. Installation de plug-in sous Visual Studio (Style Cop) et affichage des Warnings. Correction des Warnings (Environ 300, dues aux commentaires, aux noms de variable, de classe etc...)</text:p>
          </table:table-cell>
          <table:table-cell office:value-type="string" table:style-name="ce16">
            <text:p>Découverte de la mise en forme des commentaires en C#. Découverte des bonnes pratiques en C#.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13">
            <text:p>SECONDE PÉRIODE</text:p>
          </table:table-cell>
          <table:covered-table-cell table:number-columns-repeated="2"/>
          <table:table-cell table:number-columns-repeated="16381"/>
        </table:table-row>
        <table:table-row table:style-name="ro3">
          <table:table-cell office:value-type="date" office:date-value="2016-04-11T00:00:00" table:formula="of:=[.A21]+3" table:style-name="ce15">
            <text:p>11/04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4-12T00:00:00" table:formula="of:=[.A23]+1" table:style-name="ce15">
            <text:p>12/04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4-13T00:00:00" table:formula="of:=[.A24]+1" table:style-name="ce15">
            <text:p>13/04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4-14T00:00:00" table:formula="of:=[.A25]+1" table:style-name="ce15">
            <text:p>14/04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4-15T00:00:00" table:formula="of:=[.A26]+1" table:style-name="ce15">
            <text:p>15/04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4-18T00:00:00" table:formula="of:=[.A27]+3" table:style-name="ce15">
            <text:p>18/04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4-19T00:00:00" table:formula="of:=[.A28]+1" table:style-name="ce15">
            <text:p>19/04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4-20T00:00:00" table:formula="of:=[.A29]+1" table:style-name="ce15">
            <text:p>20/04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4-21T00:00:00" table:formula="of:=[.A30]+1" table:style-name="ce15">
            <text:p>21/04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4-22T00:00:00" table:formula="of:=[.A31]+1" table:style-name="ce15">
            <text:p>22/04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13">
            <text:p>TROISIÈME PÉRIODE</text:p>
          </table:table-cell>
          <table:covered-table-cell table:number-columns-repeated="2"/>
          <table:table-cell table:number-columns-repeated="16381"/>
        </table:table-row>
        <table:table-row table:style-name="ro3">
          <table:table-cell office:value-type="date" office:date-value="2016-04-25T00:00:00" table:formula="of:=[.A32]+3" table:style-name="ce15">
            <text:p>25/04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4-26T00:00:00" table:formula="of:=[.A34]+1" table:style-name="ce15">
            <text:p>26/04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4-27T00:00:00" table:formula="of:=[.A35]+1" table:style-name="ce15">
            <text:p>27/04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4-28T00:00:00" table:formula="of:=[.A36]+1" table:style-name="ce15">
            <text:p>28/04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4-29T00:00:00" table:formula="of:=[.A37]+1" table:style-name="ce15">
            <text:p>29/04/2016</text:p>
          </table:table-cell>
          <table:table-cell table:number-columns-repeated="2" table:style-name="ce10"/>
          <table:table-cell table:number-columns-repeated="16381"/>
        </table:table-row>
        <table:table-row table:style-name="ro3">
          <table:table-cell office:value-type="date" office:date-value="2016-05-02T00:00:00" table:formula="of:=[.A38]+3" table:style-name="ce15">
            <text:p>02/05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5-03T00:00:00" table:formula="of:=[.A39]+1" table:style-name="ce15">
            <text:p>03/05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5-04T00:00:00" table:formula="of:=[.A40]+1" table:style-name="ce15">
            <text:p>04/05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5-05T00:00:00" table:formula="of:=[.A41]+1" table:style-name="ce15">
            <text:p>05/05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5-06T00:00:00" table:formula="of:=[.A42]+1" table:style-name="ce15">
            <text:p>06/05/2016</text:p>
          </table:table-cell>
          <table:table-cell table:number-columns-repeated="2" table:style-name="ce10"/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13">
            <text:p>QUATRIÈME PÉRIODE</text:p>
          </table:table-cell>
          <table:covered-table-cell table:number-columns-repeated="2"/>
          <table:table-cell table:number-columns-repeated="16381"/>
        </table:table-row>
        <table:table-row table:style-name="ro3">
          <table:table-cell office:value-type="date" office:date-value="2016-05-09T00:00:00" table:formula="of:=[.A43]+3" table:style-name="ce15">
            <text:p>09/05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5-10T00:00:00" table:formula="of:=[.A45]+1" table:style-name="ce15">
            <text:p>10/05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5-11T00:00:00" table:formula="of:=[.A46]+1" table:style-name="ce15">
            <text:p>11/05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5-12T00:00:00" table:formula="of:=[.A47]+1" table:style-name="ce15">
            <text:p>12/05/2016</text:p>
          </table:table-cell>
          <table:table-cell table:number-columns-repeated="2" table:style-name="ce10"/>
          <table:table-cell table:number-columns-repeated="16381"/>
        </table:table-row>
        <table:table-row table:style-name="ro3">
          <table:table-cell office:value-type="date" office:date-value="2016-05-13T00:00:00" table:formula="of:=[.A48]+1" table:style-name="ce15">
            <text:p>13/05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5-16T00:00:00" table:formula="of:=[.A49]+3" table:style-name="ce15">
            <text:p>16/05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5-17T00:00:00" table:formula="of:=[.A50]+1" table:style-name="ce15">
            <text:p>17/05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5-18T00:00:00" table:formula="of:=[.A51]+1" table:style-name="ce15">
            <text:p>18/05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5-19T00:00:00" table:formula="of:=[.A52]+1" table:style-name="ce15">
            <text:p>19/05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5-20T00:00:00" table:formula="of:=[.A53]+1" table:style-name="ce15">
            <text:p>20/05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13">
            <text:p>CINQUIÈME PÉRIODE</text:p>
          </table:table-cell>
          <table:covered-table-cell table:number-columns-repeated="2"/>
          <table:table-cell table:number-columns-repeated="16381"/>
        </table:table-row>
        <table:table-row table:style-name="ro3">
          <table:table-cell office:value-type="date" office:date-value="2016-05-23T00:00:00" table:formula="of:=[.A54]+3" table:style-name="ce15">
            <text:p>23/05/2016</text:p>
          </table:table-cell>
          <table:table-cell table:number-columns-repeated="2" table:style-name="ce10"/>
          <table:table-cell table:number-columns-repeated="16381"/>
        </table:table-row>
        <table:table-row table:style-name="ro3">
          <table:table-cell office:value-type="date" office:date-value="2016-05-24T00:00:00" table:formula="of:=[.A56]+1" table:style-name="ce15">
            <text:p>24/05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5-25T00:00:00" table:formula="of:=[.A57]+1" table:style-name="ce15">
            <text:p>25/05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5-26T00:00:00" table:formula="of:=[.A58]+1" table:style-name="ce15">
            <text:p>26/05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5-27T00:00:00" table:formula="of:=[.A59]+1" table:style-name="ce15">
            <text:p>27/05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5-30T00:00:00" table:formula="of:=[.A60]+3" table:style-name="ce15">
            <text:p>30/05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5-31T00:00:00" table:formula="of:=[.A61]+1" table:style-name="ce15">
            <text:p>31/05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6-01T00:00:00" table:formula="of:=[.A62]+1" table:style-name="ce15">
            <text:p>01/06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6-02T00:00:00" table:formula="of:=[.A63]+1" table:style-name="ce15">
            <text:p>02/06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6-03T00:00:00" table:formula="of:=[.A64]+1" table:style-name="ce15">
            <text:p>03/06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13">
            <text:p>SIXIÈME PÉRIODE</text:p>
          </table:table-cell>
          <table:covered-table-cell table:number-columns-repeated="2"/>
          <table:table-cell table:number-columns-repeated="16381"/>
        </table:table-row>
        <table:table-row table:style-name="ro3">
          <table:table-cell office:value-type="date" office:date-value="2016-06-06T00:00:00" table:formula="of:=[.A65]+3" table:style-name="ce15">
            <text:p>06/06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6-07T00:00:00" table:formula="of:=[.A67]+1" table:style-name="ce15">
            <text:p>07/06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6-08T00:00:00" table:formula="of:=[.A68]+1" table:style-name="ce15">
            <text:p>08/06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6-09T00:00:00" table:formula="of:=[.A69]+1" table:style-name="ce15">
            <text:p>09/06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6-10T00:00:00" table:formula="of:=[.A70]+1" table:style-name="ce15">
            <text:p>10/06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6-13T00:00:00" table:formula="of:=[.A71]+3" table:style-name="ce15">
            <text:p>13/06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6-14T00:00:00" table:formula="of:=[.A72]+1" table:style-name="ce15">
            <text:p>14/06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6-15T00:00:00" table:formula="of:=[.A73]+1" table:style-name="ce15">
            <text:p>15/06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6-16T00:00:00" table:formula="of:=[.A74]+1" table:style-name="ce15">
            <text:p>16/06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6-17T00:00:00" table:formula="of:=[.A75]+1" table:style-name="ce15">
            <text:p>17/06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13">
            <text:p>SEPTIÈME PÉRIODE</text:p>
          </table:table-cell>
          <table:covered-table-cell table:number-columns-repeated="2"/>
          <table:table-cell table:number-columns-repeated="16381"/>
        </table:table-row>
        <table:table-row table:style-name="ro3">
          <table:table-cell office:value-type="date" office:date-value="2016-06-20T00:00:00" table:formula="of:=[.A76]+3" table:style-name="ce15">
            <text:p>20/06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6-21T00:00:00" table:formula="of:=[.A78]+1" table:style-name="ce15">
            <text:p>21/06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6-22T00:00:00" table:formula="of:=[.A79]+1" table:style-name="ce15">
            <text:p>22/06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6-23T00:00:00" table:formula="of:=[.A80]+1" table:style-name="ce15">
            <text:p>23/06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6-24T00:00:00" table:formula="of:=[.A81]+1" table:style-name="ce15">
            <text:p>24/06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6-27T00:00:00" table:formula="of:=[.A82]+3" table:style-name="ce15">
            <text:p>27/06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6-28T00:00:00" table:formula="of:=[.A83]+1" table:style-name="ce15">
            <text:p>28/06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6-29T00:00:00" table:formula="of:=[.A84]+1" table:style-name="ce15">
            <text:p>29/06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6-30T00:00:00" table:formula="of:=[.A85]+1" table:style-name="ce15">
            <text:p>30/06/2016</text:p>
          </table:table-cell>
          <table:table-cell table:number-columns-repeated="2" table:style-name="ce8"/>
          <table:table-cell table:number-columns-repeated="16381"/>
        </table:table-row>
        <table:table-row table:style-name="ro3">
          <table:table-cell office:value-type="date" office:date-value="2016-07-01T00:00:00" table:formula="of:=[.A86]+1" table:style-name="ce15">
            <text:p>01/07/2016</text:p>
          </table:table-cell>
          <table:table-cell table:number-columns-repeated="2" table:style-name="ce8"/>
          <table:table-cell table:number-columns-repeated="16381"/>
        </table:table-row>
        <table:table-row table:number-rows-repeated="1048489" table:style-name="ro10">
          <table:table-cell table:number-columns-repeated="16384"/>
        </table:table-row>
      </table:table>
      <table:table table:name="Feuil2" table:style-name="ta2">
        <table:table-column table:style-name="co5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2">
          <table:table-cell table:number-columns-repeated="16384"/>
        </table:table-row>
      </table:table>
      <table:table table:name="Feuil3" table:style-name="ta2">
        <table:table-column table:style-name="co5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month number:style="long"/>
      <number:text>/</number:text>
      <number:day number:style="long"/>
      <number:text>/</number:text>
      <number:year number:style="long"/>
    </number:date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Excel_BuiltIn_Hyperlink" style:family="table-cell" style:data-style-name="N0">
      <style:table-cell-properties style:vertical-align="automatic" fo:background-color="transparent"/>
      <style:text-properties fo:color="#0000FF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5in" fo:margin-bottom="0.590138888888889in" fo:margin-left="0.39375in" fo:margin-right="0.39375in" style:print-orientation="portrait" style:print-page-order="ltr" style:first-page-number="continue" style:scale-to="100%" style:table-centering="horizontal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983888888888889in" fo:margin-bottom="0.983888888888889in" fo:margin-left="0.748055555555556in" fo:margin-right="0.748055555555556in" style:print-page-order="ltr" style:first-page-number="continue" style:scale-to="100%" style:table-centering="none" style:print="objects charts drawings"/>
      <style:header-style>
        <style:header-footer-properties fo:min-height="0.295694444444444in" fo:margin-left="0in" fo:margin-right="0in" fo:margin-bottom="0in"/>
      </style:header-style>
      <style:footer-style>
        <style:header-footer-properties fo:min-height="0.29569444444444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athieu</meta:initial-creator>
    <dc:creator>Julien LELEU</dc:creator>
    <meta:creation-date>2004-04-03T09:38:20Z</meta:creation-date>
    <dc:date>2016-04-08T09:21:56Z</dc:date>
    <meta:print-date>2004-04-03T09:56:52Z</meta:print-date>
    <meta:editing-cycles>46</meta:editing-cycles>
    <meta:editing-duration>PT4758S</meta:editing-duration>
    <meta:user-defined meta:name="Info 1"/>
    <meta:user-defined meta:name="Info 2"/>
    <meta:user-defined meta:name="Info 3"/>
    <meta:user-defined meta:name="Info 4"/>
  </office:meta>
</office:document-meta>
</file>